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77" calcext:value-type="float">
            <text:p>-1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81" calcext:value-type="float">
            <text:p>-0.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.18" calcext:value-type="float">
            <text:p>2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18:40.959267702</meta:creation-date>
    <dc:date>2018-11-06T17:20:17.880177090</dc:date>
    <meta:editing-duration>PT1M37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